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29cm" fo:min-width="0.04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svg:stroke-width="0.053cm" svg:stroke-color="#ff0000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svg:stroke-width="0.035cm" svg:stroke-color="#2a6099" draw:marker-start-width="0.253cm" draw:marker-end="Arrow" draw:marker-end-width="0.353cm" draw:fill="solid" draw:textarea-vertical-align="middle" fo:padding-top="0.143cm" fo:padding-bottom="0.143cm" fo:padding-left="0.268cm" fo:padding-right="0.268cm"/>
    </style:style>
    <style:style style:name="gr7" style:family="graphic" style:parent-style-name="standard">
      <style:graphic-properties svg:stroke-color="#000000" draw:fill-color="#ffff00" draw:textarea-horizontal-align="justify" draw:textarea-vertical-align="middle" draw:auto-grow-height="false" fo:min-height="0.258cm" fo:min-width="0.00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00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62cm" svg:height="0.762cm" svg:x="6.42cm" svg:y="3.921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62cm" svg:height="0.762cm" svg:x="4.321cm" svg:y="5.422cm">
          <text:p text:style-name="P1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62cm" svg:height="0.762cm" svg:x="8.522cm" svg:y="5.423cm">
          <text:p text:style-name="P1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62cm" svg:height="0.762cm" svg:x="3.222cm" svg:y="7.123cm">
          <text:p text:style-name="P1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62cm" svg:height="0.762cm" svg:x="5.356cm" svg:y="7.124cm">
          <text:p text:style-name="P1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62cm" svg:height="0.762cm" svg:x="7.49cm" svg:y="7.124cm">
          <text:p text:style-name="P1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62cm" svg:height="0.762cm" svg:x="9.624cm" svg:y="7.125cm">
          <text:p text:style-name="P1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762cm" svg:height="0.762cm" svg:x="2.623cm" svg:y="9.124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762cm" svg:height="0.762cm" svg:x="3.757cm" svg:y="9.125cm">
          <text:p text:style-name="P1"><text:span text:style-name="T1">3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762cm" svg:height="0.762cm" svg:x="4.791cm" svg:y="9.125cm">
          <text:p text:style-name="P1"><text:span text:style-name="T1">3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762cm" svg:height="0.762cm" svg:x="5.925cm" svg:y="9.126cm">
          <text:p text:style-name="P1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42cm" svg:y1="4.302cm" svg:x2="4.702cm" svg:y2="5.422cm" draw:start-shape="id1" draw:start-glue-point="6" draw:end-shape="id2" draw:end-glue-point="4" svg:d="M6420 4302l-1718 1120" svg:viewBox="0 0 1719 1121">
          <text:p/>
        </draw:connector>
        <draw:connector draw:style-name="gr3" draw:text-style-name="P3" draw:layer="layout" draw:type="line" svg:x1="7.182cm" svg:y1="4.302cm" svg:x2="8.903cm" svg:y2="5.423cm" draw:start-shape="id1" draw:start-glue-point="10" draw:end-shape="id3" draw:end-glue-point="4" svg:d="M7182 4302l1721 1121" svg:viewBox="0 0 1722 1122">
          <text:p/>
        </draw:connector>
        <draw:connector draw:style-name="gr2" draw:text-style-name="P3" draw:layer="layout" draw:type="line" svg:x1="4.321cm" svg:y1="5.803cm" svg:x2="3.603cm" svg:y2="7.123cm" draw:start-shape="id2" draw:start-glue-point="6" draw:end-shape="id4" draw:end-glue-point="4" svg:d="M4321 5803l-718 1320" svg:viewBox="0 0 719 1321">
          <text:p/>
        </draw:connector>
        <draw:connector draw:style-name="gr2" draw:text-style-name="P3" draw:layer="layout" draw:type="line" svg:x1="5.083cm" svg:y1="5.803cm" svg:x2="5.737cm" svg:y2="7.124cm" draw:start-shape="id2" draw:start-glue-point="10" draw:end-shape="id5" draw:end-glue-point="4" svg:d="M5083 5803l654 1321" svg:viewBox="0 0 655 1322">
          <text:p/>
        </draw:connector>
        <draw:connector draw:style-name="gr3" draw:text-style-name="P3" draw:layer="layout" draw:type="line" svg:x1="8.522cm" svg:y1="5.804cm" svg:x2="7.871cm" svg:y2="7.124cm" draw:start-shape="id3" draw:start-glue-point="6" draw:end-shape="id6" draw:end-glue-point="4" svg:d="M8522 5804l-651 1320" svg:viewBox="0 0 652 1321">
          <text:p/>
        </draw:connector>
        <draw:connector draw:style-name="gr2" draw:text-style-name="P3" draw:layer="layout" draw:type="line" svg:x1="9.284cm" svg:y1="5.804cm" svg:x2="10.005cm" svg:y2="7.125cm" draw:start-shape="id3" draw:start-glue-point="10" draw:end-shape="id7" draw:end-glue-point="4" svg:d="M9284 5804l721 1321" svg:viewBox="0 0 722 1322">
          <text:p/>
        </draw:connector>
        <draw:connector draw:style-name="gr2" draw:text-style-name="P3" draw:layer="layout" draw:type="line" svg:x1="3.222cm" svg:y1="7.504cm" svg:x2="3.004cm" svg:y2="9.124cm" draw:start-shape="id4" draw:start-glue-point="6" draw:end-shape="id8" draw:end-glue-point="4" svg:d="M3222 7504l-218 1620" svg:viewBox="0 0 219 1621">
          <text:p/>
        </draw:connector>
        <draw:connector draw:style-name="gr2" draw:text-style-name="P3" draw:layer="layout" draw:type="line" svg:x1="3.984cm" svg:y1="7.504cm" svg:x2="4.138cm" svg:y2="9.125cm" draw:start-shape="id4" draw:start-glue-point="10" draw:end-shape="id9" draw:end-glue-point="4" svg:d="M3984 7504l154 1621" svg:viewBox="0 0 155 1622">
          <text:p/>
        </draw:connector>
        <draw:connector draw:style-name="gr2" draw:text-style-name="P3" draw:layer="layout" draw:type="line" svg:x1="5.356cm" svg:y1="7.505cm" svg:x2="5.172cm" svg:y2="9.125cm" draw:start-shape="id5" draw:start-glue-point="6" draw:end-shape="id10" draw:end-glue-point="4" svg:d="M5356 7505l-184 1620" svg:viewBox="0 0 185 1621">
          <text:p/>
        </draw:connector>
        <draw:connector draw:style-name="gr2" draw:text-style-name="P3" draw:layer="layout" draw:type="line" svg:x1="6.118cm" svg:y1="7.505cm" svg:x2="6.306cm" svg:y2="9.126cm" draw:start-shape="id5" draw:start-glue-point="10" draw:end-shape="id11" draw:end-glue-point="4" svg:d="M6118 7505l188 1621" svg:viewBox="0 0 189 1622">
          <text:p/>
        </draw:connector>
        <draw:custom-shape draw:style-name="gr1" draw:text-style-name="P2" xml:id="id12" draw:id="id12" draw:layer="layout" svg:width="0.762cm" svg:height="0.762cm" svg:x="6.925cm" svg:y="9.12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7.49cm" svg:y1="7.506cm" svg:x2="7.306cm" svg:y2="9.126cm" draw:end-shape="id12" draw:end-glue-point="4" svg:d="M7490 7506l-184 1620" svg:viewBox="0 0 185 1621">
          <text:p/>
        </draw:connector>
        <draw:custom-shape draw:style-name="gr4" draw:text-style-name="P2" xml:id="id13" draw:id="id13" draw:layer="layout" svg:width="0.762cm" svg:height="0.762cm" svg:x="15.421cm" svg:y="3.922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" draw:id="id14" draw:layer="layout" svg:width="0.762cm" svg:height="0.762cm" svg:x="13.322cm" svg:y="5.423cm">
          <text:p text:style-name="P1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" draw:id="id15" draw:layer="layout" svg:width="0.762cm" svg:height="0.762cm" svg:x="17.523cm" svg:y="5.424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" draw:id="id16" draw:layer="layout" svg:width="0.762cm" svg:height="0.762cm" svg:x="12.223cm" svg:y="7.124cm">
          <text:p text:style-name="P1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0.762cm" svg:height="0.762cm" svg:x="14.357cm" svg:y="7.125cm">
          <text:p text:style-name="P1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" draw:id="id18" draw:layer="layout" svg:width="0.762cm" svg:height="0.762cm" svg:x="16.491cm" svg:y="7.125cm">
          <text:p text:style-name="P1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" draw:id="id19" draw:layer="layout" svg:width="0.762cm" svg:height="0.762cm" svg:x="18.625cm" svg:y="7.126cm">
          <text:p text:style-name="P1"><text:span text:style-name="T1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" draw:id="id20" draw:layer="layout" svg:width="0.762cm" svg:height="0.762cm" svg:x="11.624cm" svg:y="9.125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" draw:id="id21" draw:layer="layout" svg:width="0.762cm" svg:height="0.762cm" svg:x="12.758cm" svg:y="9.126cm">
          <text:p text:style-name="P1"><text:span text:style-name="T1">3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" draw:id="id22" draw:layer="layout" svg:width="0.762cm" svg:height="0.762cm" svg:x="13.792cm" svg:y="9.126cm">
          <text:p text:style-name="P1"><text:span text:style-name="T1">3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" draw:id="id23" draw:layer="layout" svg:width="0.762cm" svg:height="0.762cm" svg:x="14.926cm" svg:y="9.127cm">
          <text:p text:style-name="P1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5.421cm" svg:y1="4.303cm" svg:x2="13.703cm" svg:y2="5.423cm" draw:start-shape="id13" draw:start-glue-point="6" draw:end-shape="id14" draw:end-glue-point="4" svg:d="M15421 4303l-1718 1120" svg:viewBox="0 0 1719 1121">
          <text:p/>
        </draw:connector>
        <draw:connector draw:style-name="gr6" draw:text-style-name="P3" draw:layer="layout" draw:type="line" svg:x1="16.183cm" svg:y1="4.303cm" svg:x2="17.904cm" svg:y2="5.424cm" draw:start-shape="id13" draw:start-glue-point="10" draw:end-shape="id15" draw:end-glue-point="4" svg:d="M16183 4303l1721 1121" svg:viewBox="0 0 1722 1122">
          <text:p/>
        </draw:connector>
        <draw:connector draw:style-name="gr5" draw:text-style-name="P3" draw:layer="layout" draw:type="line" svg:x1="13.322cm" svg:y1="5.804cm" svg:x2="12.604cm" svg:y2="7.124cm" draw:start-shape="id14" draw:start-glue-point="6" draw:end-shape="id16" draw:end-glue-point="4" svg:d="M13322 5804l-718 1320" svg:viewBox="0 0 719 1321">
          <text:p/>
        </draw:connector>
        <draw:connector draw:style-name="gr5" draw:text-style-name="P3" draw:layer="layout" draw:type="line" svg:x1="14.084cm" svg:y1="5.804cm" svg:x2="14.738cm" svg:y2="7.125cm" draw:start-shape="id14" draw:start-glue-point="10" draw:end-shape="id17" draw:end-glue-point="4" svg:d="M14084 5804l654 1321" svg:viewBox="0 0 655 1322">
          <text:p/>
        </draw:connector>
        <draw:connector draw:style-name="gr6" draw:text-style-name="P3" draw:layer="layout" draw:type="line" svg:x1="17.523cm" svg:y1="5.805cm" svg:x2="16.872cm" svg:y2="7.125cm" draw:start-shape="id15" draw:start-glue-point="6" draw:end-shape="id18" draw:end-glue-point="4" svg:d="M17523 5805l-651 1320" svg:viewBox="0 0 652 1321">
          <text:p/>
        </draw:connector>
        <draw:connector draw:style-name="gr5" draw:text-style-name="P3" draw:layer="layout" draw:type="line" svg:x1="18.285cm" svg:y1="5.805cm" svg:x2="19.006cm" svg:y2="7.126cm" draw:start-shape="id15" draw:start-glue-point="10" draw:end-shape="id19" draw:end-glue-point="4" svg:d="M18285 5805l721 1321" svg:viewBox="0 0 722 1322">
          <text:p/>
        </draw:connector>
        <draw:connector draw:style-name="gr5" draw:text-style-name="P3" draw:layer="layout" draw:type="line" svg:x1="12.223cm" svg:y1="7.505cm" svg:x2="12.005cm" svg:y2="9.125cm" draw:start-shape="id16" draw:start-glue-point="6" draw:end-shape="id20" draw:end-glue-point="4" svg:d="M12223 7505l-218 1620" svg:viewBox="0 0 219 1621">
          <text:p/>
        </draw:connector>
        <draw:connector draw:style-name="gr5" draw:text-style-name="P3" draw:layer="layout" draw:type="line" svg:x1="12.985cm" svg:y1="7.505cm" svg:x2="13.139cm" svg:y2="9.126cm" draw:start-shape="id16" draw:start-glue-point="10" draw:end-shape="id21" draw:end-glue-point="4" svg:d="M12985 7505l154 1621" svg:viewBox="0 0 155 1622">
          <text:p/>
        </draw:connector>
        <draw:connector draw:style-name="gr5" draw:text-style-name="P3" draw:layer="layout" draw:type="line" svg:x1="14.357cm" svg:y1="7.506cm" svg:x2="14.173cm" svg:y2="9.126cm" draw:start-shape="id17" draw:start-glue-point="6" draw:end-shape="id22" draw:end-glue-point="4" svg:d="M14357 7506l-184 1620" svg:viewBox="0 0 185 1621">
          <text:p/>
        </draw:connector>
        <draw:connector draw:style-name="gr5" draw:text-style-name="P3" draw:layer="layout" draw:type="line" svg:x1="15.119cm" svg:y1="7.506cm" svg:x2="15.307cm" svg:y2="9.127cm" draw:start-shape="id17" draw:start-glue-point="10" draw:end-shape="id23" draw:end-glue-point="4" svg:d="M15119 7506l188 1621" svg:viewBox="0 0 189 1622">
          <text:p/>
        </draw:connector>
        <draw:custom-shape draw:style-name="gr4" draw:text-style-name="P2" xml:id="id24" draw:id="id24" draw:layer="layout" svg:width="0.762cm" svg:height="0.762cm" svg:x="15.926cm" svg:y="9.127cm">
          <text:p text:style-name="P1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6.491cm" svg:y1="7.507cm" svg:x2="16.307cm" svg:y2="9.127cm" draw:end-shape="id24" draw:end-glue-point="4" svg:d="M16491 7507l-184 1620" svg:viewBox="0 0 185 1621">
          <text:p/>
        </draw:connector>
        <draw:custom-shape draw:style-name="gr7" draw:text-style-name="P4" draw:layer="layout" svg:width="0.508cm" svg:height="0.508cm" svg:x="6.842cm" svg:y="7.731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08cm" svg:height="0.508cm" svg:x="7.742cm" svg:y="5.831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08cm" svg:height="0.508cm" svg:x="6.842cm" svg:y="7.731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08cm" svg:height="0.508cm" svg:x="7.942cm" svg:y="4.231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7T17:06:25.655000000</meta:creation-date>
    <dc:date>2021-10-12T18:07:37.502000000</dc:date>
    <meta:editing-duration>PT5M46S</meta:editing-duration>
    <meta:editing-cycles>2</meta:editing-cycles>
    <meta:generator>LibreOffice/6.3.2.2$Windows_X86_64 LibreOffice_project/98b30e735bda24bc04ab42594c85f7fd8be07b9c</meta:generator>
    <meta:document-statistic meta:object-count="50"/>
  </office:meta>
</office:document-meta>
</file>